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n" fo:country="US" officeooo:rsid="000a1d9f" officeooo:paragraph-rsid="000a1d9f"/>
    </style:style>
    <style:style style:name="P2" style:family="paragraph" style:parent-style-name="Standard">
      <style:text-properties fo:language="en" fo:country="US" officeooo:rsid="000a1d9f" officeooo:paragraph-rsid="000b1fdc"/>
    </style:style>
    <style:style style:name="P3" style:family="paragraph" style:parent-style-name="Standard">
      <style:text-properties fo:language="en" fo:country="US" officeooo:rsid="000a1d9f" officeooo:paragraph-rsid="00167bed"/>
    </style:style>
    <style:style style:name="P4" style:family="paragraph" style:parent-style-name="Standard">
      <style:text-properties fo:language="en" fo:country="US" officeooo:rsid="000b1fdc" officeooo:paragraph-rsid="000b1fdc"/>
    </style:style>
    <style:style style:name="P5" style:family="paragraph" style:parent-style-name="Standard">
      <style:text-properties fo:language="en" fo:country="US" officeooo:rsid="000b1fdc" officeooo:paragraph-rsid="000d3c93"/>
    </style:style>
    <style:style style:name="P6" style:family="paragraph" style:parent-style-name="Standard">
      <style:text-properties fo:language="en" fo:country="US" officeooo:rsid="000b1fdc" officeooo:paragraph-rsid="000b1fdc"/>
    </style:style>
    <style:style style:name="P7" style:family="paragraph" style:parent-style-name="Standard">
      <style:text-properties fo:language="en" fo:country="US" officeooo:rsid="000e4be7" officeooo:paragraph-rsid="000e4be7"/>
    </style:style>
    <style:style style:name="P8" style:family="paragraph" style:parent-style-name="Standard">
      <style:text-properties fo:language="en" fo:country="US" officeooo:rsid="00141d3e" officeooo:paragraph-rsid="000e4be7"/>
    </style:style>
    <style:style style:name="P9" style:family="paragraph" style:parent-style-name="Standard">
      <style:text-properties fo:language="en" fo:country="US" officeooo:rsid="00167bed" officeooo:paragraph-rsid="00167bed"/>
    </style:style>
    <style:style style:name="P10" style:family="paragraph" style:parent-style-name="Standard">
      <style:text-properties fo:language="en" fo:country="US" officeooo:rsid="000d3c93" officeooo:paragraph-rsid="000d3c93"/>
    </style:style>
    <style:style style:name="P11" style:family="paragraph" style:parent-style-name="Standard">
      <style:text-properties fo:language="en" fo:country="US" officeooo:rsid="0021d948" officeooo:paragraph-rsid="0021d948"/>
    </style:style>
    <style:style style:name="P12" style:family="paragraph" style:parent-style-name="Standard">
      <style:paragraph-properties fo:text-align="center" style:justify-single-word="false"/>
      <style:text-properties fo:language="en" fo:country="US" officeooo:rsid="0021d948" officeooo:paragraph-rsid="0021d948"/>
    </style:style>
    <style:style style:name="P13" style:family="paragraph" style:parent-style-name="Standard">
      <style:paragraph-properties fo:text-align="center" style:justify-single-word="false"/>
      <style:text-properties fo:font-size="18pt" fo:language="en" fo:country="US" officeooo:rsid="000a1d9f" officeooo:paragraph-rsid="000a1d9f" style:font-size-asian="18pt" style:font-size-complex="18pt"/>
    </style:style>
    <style:style style:name="T1" style:family="text">
      <style:text-properties officeooo:rsid="000b1fdc"/>
    </style:style>
    <style:style style:name="T2" style:family="text">
      <style:text-properties officeooo:rsid="000c329e"/>
    </style:style>
    <style:style style:name="T3" style:family="text">
      <style:text-properties officeooo:rsid="000d3c93"/>
    </style:style>
    <style:style style:name="T4" style:family="text">
      <style:text-properties officeooo:rsid="000d8601"/>
    </style:style>
    <style:style style:name="T5" style:family="text">
      <style:text-properties officeooo:rsid="000e4be7"/>
    </style:style>
    <style:style style:name="T6" style:family="text">
      <style:text-properties officeooo:rsid="000ff897"/>
    </style:style>
    <style:style style:name="T7" style:family="text">
      <style:text-properties officeooo:rsid="0011ba63"/>
    </style:style>
    <style:style style:name="T8" style:family="text">
      <style:text-properties officeooo:rsid="00141d3e"/>
    </style:style>
    <style:style style:name="T9" style:family="text">
      <style:text-properties officeooo:rsid="00158425"/>
    </style:style>
    <style:style style:name="T10" style:family="text">
      <style:text-properties officeooo:rsid="00167bed"/>
    </style:style>
    <style:style style:name="T11" style:family="text">
      <style:text-properties officeooo:rsid="00180a3d"/>
    </style:style>
    <style:style style:name="T12" style:family="text">
      <style:text-properties officeooo:rsid="001b06cd"/>
    </style:style>
    <style:style style:name="T13" style:family="text">
      <style:text-properties fo:font-size="16pt" style:font-size-asian="14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pRapFirmware 3D scanner interface</text:p>
      <text:p text:style-name="P12">- chrishamm 20-04-2017</text:p>
      <text:p text:style-name="P11"/>
      <text:p text:style-name="P1">Beginning with RepRapFirmware v1.18 (ch fork) a 3D scanner <text:span text:style-name="T11">extension </text:span>(e.g. driven by a Raspberry Pi and FreeLSS) can be attached to the USB port of a Duet WiFi or Ethernet. Duet Web Control 1.15b and later provide extra UI controls that are displayed when the scanner extension in RepRapFirmware is enabled (see M750).</text:p>
      <text:p text:style-name="P1"/>
      <text:p text:style-name="P1">This document describes the line-based communication between an external gadget and a Duet board over the USB interface. <text:span text:style-name="T2">Every line must be terminated either by NL or CR. In the following a typical use-case where a scan is initiated over the web interface is described:</text:span></text:p>
      <text:p text:style-name="P1"/>
      <text:p text:style-name="P1">1. Enable the 3D scanner extension by sending “M750” to the firmware. In most cases it makes sense to add this code to your config.g file. This will enable the scanner module in the firmware and cause the new “3D Scanner” menu entry on the web interface to be displayed.</text:p>
      <text:p text:style-name="P1"/>
      <text:p text:style-name="P1">2. If a Linux device is attached to the Duet board, make sure the “cdc_acm” kernel module is loaded. Once confirmed, a new “ttyACM*” device should show up in the /dev directory as soon as the cable is attached.</text:p>
      <text:p text:style-name="P1"/>
      <text:p text:style-name="P1">3. Send “M751” to the Duet firmware over <text:span text:style-name="T6">the USB</text:span> port. That will effectively register the 3D scanner and will reserve the USB port for further scanner <text:span text:style-name="T7">communication</text:span>. In addition the “Start Scan” button on the web interface should be enabled <text:span text:style-name="T12">as soon as this code is processed by the firmware.</text:span></text:p>
      <text:p text:style-name="P1"/>
      <text:p text:style-name="P2">4. When a new scan is initiated <text:span text:style-name="T1">by the web interface (via M752) the firmware will do the following:</text:span></text:p>
      <text:p text:style-name="P4"><text:tab/>a) Run “scan_pre.g” (if present)</text:p>
      <text:p text:style-name="P2"><text:tab/><text:span text:style-name="T1">b) Send “SCAN &lt;DEGREES&gt; &lt;FILENAME&gt;” from the Duet to the scanner.</text:span></text:p>
      <text:p text:style-name="P4"><text:tab/> <text:s text:c="3"/>At the time of writing DEGREES is fixed to 360 for non-OEM configurations per DWC.</text:p>
      <text:p text:style-name="P7"><text:tab/><text:tab/>1) To report progress, the scanner sends “PROGRESS &lt;PERCENT&gt;”.</text:p>
      <text:p text:style-name="P7"><text:tab/><text:tab/> <text:s text:c="3"/>This PERCENT value must be on a scale of 0 through 100</text:p>
      <text:p text:style-name="P8"><text:tab/><text:tab/>2) To run custom G-Codes, the scanner can send “GCODE &lt;CODE&gt;”.</text:p>
      <text:p text:style-name="P3"><text:tab/><text:tab/> <text:s text:c="3"/><text:span text:style-name="T10">Once a G-code is requested, regular replies from the firmware will be received as long</text:span></text:p>
      <text:p text:style-name="P9"><text:tab/><text:tab/> <text:s text:c="3"/>as the firmware remains in the current state. When the state changes in the firmware</text:p>
      <text:p text:style-name="P9"><text:tab/><text:tab/> <text:s text:c="3"/>G-code replies will be no longer received until another GCODE request is made</text:p>
      <text:p text:style-name="P4"><text:tab/><text:tab/>3) If an error occurs while scanning, the scanner may send “ERROR &lt;MESSAGE&gt;”</text:p>
      <text:p text:style-name="P4"><text:span text:style-name="T5"><text:tab/><text:tab/>4</text:span>) If everything goes well, the scanner should send “OK”.</text:p>
      <text:p text:style-name="P4"><text:tab/><text:tab/> <text:s text:c="3"/><text:span text:style-name="T8">This will cause “scan_post.g” (if present) to be run next</text:span></text:p>
      <text:p text:style-name="P4"><text:tab/><text:tab/><text:span text:style-name="T9">5</text:span>) <text:span text:style-name="T3">If a scan is cancelled via M753</text:span>, the firmware may send “CANCEL” in the meantime</text:p>
      <text:p text:style-name="P2"/>
      <text:p text:style-name="P5">5. To upload a scan file from the scanner to the Duet’s SD card, the scanner can send an UPLOAD request to the firmware. This request has to look like “UPLOAD &lt;SIZE&gt; &lt;FILENAME&gt;” where SIZE is the final file size <text:span text:style-name="T3">in bytes, </text:span>i.e. the number of characters to be sent after the UPLOAD line. Uploads may not be interrupted by the firmware <text:span text:style-name="T3">using M753.</text:span></text:p>
      <text:p text:style-name="P4"/>
      <text:p text:style-name="P10">Apart from the <text:span text:style-name="T5">mentioned commands</text:span>there are a few more <text:span text:style-name="T5">features </text:span>which are not available <text:span text:style-name="T4">on the default web interface </text:span>for non-OEM users like CALIBRATE <text:span text:style-name="T4">(M754)</text:span>, <text:span text:style-name="T4">ALIGN (M755 P0/1) and SHUTDOWN (M756). In addition RepRapFirmware can handle a POSTPROCESS request to indicate that a scan is being post-processed, however this value is normally not reflected on the web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22:47.803762114</meta:creation-date>
    <dc:date>2017-04-20T20:02:07.020065402</dc:date>
    <meta:editing-duration>PT1H9M6S</meta:editing-duration>
    <meta:editing-cycles>20</meta:editing-cycles>
    <meta:generator>LibreOffice/5.2.6.2$Linux_X86_64 LibreOffice_project/20m0$Build-2</meta:generator>
    <meta:document-statistic meta:table-count="0" meta:image-count="0" meta:object-count="0" meta:page-count="1" meta:paragraph-count="23" meta:word-count="542" meta:character-count="3152" meta:non-whitespace-character-count="2586"/>
  </office:meta>
</office:document-meta>
</file>